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639cm" svg:height="6.32cm" draw:transform="rotate (-3.14159265358979) translate (5.85802519168466cm 8.5969144932229cm)" svg:viewBox="0 0 1640 6321" svg:d="M1082 14c51-86 621 259 553 363-543 750-1046 1673-1023 2665 24 992 548 1999 1019 2626 62 116-505 818-615 618-107-251-993-1450-1015-2969-23-1519 683-2534 1081-3303z">
          <text:p/>
        </draw:path>
        <draw:path draw:style-name="gr2" draw:text-style-name="P1" draw:layer="layout" svg:width="0.902cm" svg:height="0.66cm" draw:transform="skewX (0.00244346095279204) rotate (-2.15652882376419) translate (5.01788958045805cm 8.21858936176101cm)" svg:viewBox="0 0 903 661" svg:d="M528 644c136-64 328-219 366-367 34-139-27-185-184-243-156-57-352-32-459-3-277 72-309 187-173 369s314 309 450 244z">
          <text:p/>
        </draw:path>
        <draw:path draw:style-name="gr2" draw:text-style-name="P1" draw:layer="layout" svg:width="0.902cm" svg:height="0.66cm" draw:transform="skewX (0.00244346095279205) rotate (-2.15652882376419) translate (4.97788958045805cm 2.3744226950943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39:38.441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